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tandard">
      <style:paragraph-properties fo:text-align="center" style:justify-single-word="false"/>
      <style:text-properties fo:language="en" fo:country="US" officeooo:rsid="00039007" officeooo:paragraph-rsid="00039007"/>
    </style:style>
    <style:style style:name="P3" style:family="paragraph" style:parent-style-name="Standard">
      <style:text-properties fo:language="en" fo:country="US" officeooo:rsid="00039007" officeooo:paragraph-rsid="00039007"/>
    </style:style>
    <style:style style:name="P4" style:family="paragraph" style:parent-style-name="Standard">
      <style:text-properties fo:language="en" fo:country="US" officeooo:rsid="00039007" officeooo:paragraph-rsid="0006d50a"/>
    </style:style>
    <style:style style:name="P5" style:family="paragraph" style:parent-style-name="Standard">
      <style:text-properties fo:language="en" fo:country="US" officeooo:rsid="00039007" officeooo:paragraph-rsid="00051538"/>
    </style:style>
    <style:style style:name="P6" style:family="paragraph" style:parent-style-name="Standard">
      <style:text-properties fo:language="en" fo:country="US" officeooo:rsid="0007b033" officeooo:paragraph-rsid="000d1669"/>
    </style:style>
    <style:style style:name="P7" style:family="paragraph" style:parent-style-name="Standard">
      <style:text-properties fo:language="en" fo:country="US" officeooo:rsid="00051538" officeooo:paragraph-rsid="0007b033"/>
    </style:style>
    <style:style style:name="P8" style:family="paragraph" style:parent-style-name="Standard">
      <style:text-properties fo:language="en" fo:country="US" fo:font-style="italic" officeooo:rsid="00039007" officeooo:paragraph-rsid="0006d50a" style:font-style-asian="italic" style:font-style-complex="italic"/>
    </style:style>
    <style:style style:name="P9" style:family="paragraph" style:parent-style-name="Standard">
      <style:paragraph-properties fo:text-align="center" style:justify-single-word="false"/>
      <style:text-properties fo:language="en" fo:country="US" fo:font-style="italic" officeooo:rsid="000d1732" officeooo:paragraph-rsid="000d1732" style:font-style-asian="italic" style:font-style-complex="italic"/>
    </style:style>
    <style:style style:name="P10" style:family="paragraph" style:parent-style-name="Standard">
      <style:text-properties fo:language="en" fo:country="US" officeooo:rsid="000d1732" officeooo:paragraph-rsid="000d1732"/>
    </style:style>
    <style:style style:name="P11" style:family="paragraph" style:parent-style-name="Standard">
      <style:text-properties fo:language="en" fo:country="US" officeooo:rsid="000fbdb8" officeooo:paragraph-rsid="000fbdb8"/>
    </style:style>
    <style:style style:name="P12" style:family="paragraph" style:parent-style-name="Standard">
      <style:text-properties fo:language="en" fo:country="US" fo:font-style="normal" officeooo:rsid="000d1732" officeooo:paragraph-rsid="00114f92" style:font-style-asian="normal" style:font-style-complex="normal"/>
    </style:style>
    <style:style style:name="P13" style:family="paragraph" style:parent-style-name="Standard">
      <style:text-properties fo:language="en" fo:country="US" officeooo:rsid="00114f92" officeooo:paragraph-rsid="00114f92"/>
    </style:style>
    <style:style style:name="P14" style:family="paragraph" style:parent-style-name="Standard">
      <style:text-properties fo:language="en" fo:country="US" officeooo:rsid="00114f92" officeooo:paragraph-rsid="0015c801"/>
    </style:style>
    <style:style style:name="P15" style:family="paragraph" style:parent-style-name="Standard">
      <style:text-properties fo:language="en" fo:country="US" officeooo:rsid="0015c801" officeooo:paragraph-rsid="0015c801"/>
    </style:style>
    <style:style style:name="P16" style:family="paragraph" style:parent-style-name="Standard">
      <style:text-properties fo:color="#9900ff" fo:language="en" fo:country="US" fo:font-style="normal" officeooo:rsid="00039007" officeooo:paragraph-rsid="000fbdb8" style:font-style-asian="normal" style:font-style-complex="normal"/>
    </style:style>
    <style:style style:name="P17" style:family="paragraph" style:parent-style-name="Standard">
      <style:text-properties officeooo:rsid="001158aa" officeooo:paragraph-rsid="00114f92"/>
    </style:style>
    <style:style style:name="P18" style:family="paragraph" style:parent-style-name="Standard">
      <style:text-properties officeooo:rsid="0015c801" officeooo:paragraph-rsid="0015c801"/>
    </style:style>
    <style:style style:name="P19" style:family="paragraph" style:parent-style-name="Standard">
      <style:text-properties officeooo:rsid="0015c801" officeooo:paragraph-rsid="00172dbc"/>
    </style:style>
    <style:style style:name="P20" style:family="paragraph" style:parent-style-name="Standard">
      <style:text-properties officeooo:rsid="00172dbc" officeooo:paragraph-rsid="00172dbc"/>
    </style:style>
    <style:style style:name="P21" style:family="paragraph" style:parent-style-name="Standard">
      <style:text-properties officeooo:rsid="0019bc49" officeooo:paragraph-rsid="0019bc49"/>
    </style:style>
    <style:style style:name="P22" style:family="paragraph" style:parent-style-name="Standard">
      <style:text-properties officeooo:rsid="0019bc49" officeooo:paragraph-rsid="0021c200"/>
    </style:style>
    <style:style style:name="P23" style:family="paragraph" style:parent-style-name="Standard">
      <style:text-properties officeooo:rsid="001b2721" officeooo:paragraph-rsid="001b2721"/>
    </style:style>
    <style:style style:name="P24" style:family="paragraph" style:parent-style-name="Standard">
      <style:text-properties officeooo:rsid="001c7f9c" officeooo:paragraph-rsid="001c7f9c"/>
    </style:style>
    <style:style style:name="P25" style:family="paragraph" style:parent-style-name="Standard">
      <style:text-properties officeooo:rsid="001e4f9a" officeooo:paragraph-rsid="001e4f9a"/>
    </style:style>
    <style:style style:name="P26" style:family="paragraph" style:parent-style-name="Standard">
      <style:text-properties officeooo:rsid="001e4f9a" officeooo:paragraph-rsid="001fff36"/>
    </style:style>
    <style:style style:name="P27" style:family="paragraph" style:parent-style-name="Standard">
      <style:text-properties officeooo:rsid="001fff36" officeooo:paragraph-rsid="001fff36"/>
    </style:style>
    <style:style style:name="P28" style:family="paragraph" style:parent-style-name="Standard">
      <style:text-properties officeooo:rsid="0021c200" officeooo:paragraph-rsid="0021c200"/>
    </style:style>
    <style:style style:name="P29" style:family="paragraph" style:parent-style-name="Standard">
      <style:text-properties officeooo:rsid="0021d158" officeooo:paragraph-rsid="0021d158"/>
    </style:style>
    <style:style style:name="P30" style:family="paragraph" style:parent-style-name="Standard">
      <style:text-properties officeooo:rsid="00229894" officeooo:paragraph-rsid="00229894"/>
    </style:style>
    <style:style style:name="P31" style:family="paragraph" style:parent-style-name="Standard">
      <style:paragraph-properties fo:text-align="center" style:justify-single-word="false"/>
      <style:text-properties fo:font-style="italic" officeooo:rsid="00229894" officeooo:paragraph-rsid="00229894" style:font-style-asian="italic" style:font-style-complex="italic"/>
    </style:style>
    <style:style style:name="P32" style:family="paragraph" style:parent-style-name="Standard">
      <style:text-properties officeooo:rsid="0022e51b" officeooo:paragraph-rsid="0022e51b"/>
    </style:style>
    <style:style style:name="P33" style:family="paragraph" style:parent-style-name="Standard">
      <style:paragraph-properties fo:break-before="page"/>
      <style:text-properties officeooo:rsid="0021c200" officeooo:paragraph-rsid="0021c200"/>
    </style:style>
    <style:style style:name="T1" style:family="text">
      <style:text-properties officeooo:rsid="00051538"/>
    </style:style>
    <style:style style:name="T2" style:family="text">
      <style:text-properties officeooo:rsid="0006d50a"/>
    </style:style>
    <style:style style:name="T3" style:family="text">
      <style:text-properties officeooo:rsid="000981e4"/>
    </style:style>
    <style:style style:name="T4" style:family="text">
      <style:text-properties officeooo:rsid="000b5f50"/>
    </style:style>
    <style:style style:name="T5" style:family="text">
      <style:text-properties officeooo:rsid="000d1669"/>
    </style:style>
    <style:style style:name="T6" style:family="text">
      <style:text-properties fo:font-style="italic" officeooo:rsid="000981e4" style:font-style-asian="italic" style:font-style-complex="italic"/>
    </style:style>
    <style:style style:name="T7" style:family="text">
      <style:text-properties fo:font-style="italic" officeooo:rsid="000d166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158aa" style:font-style-asian="normal" style:font-style-complex="normal"/>
    </style:style>
    <style:style style:name="T10" style:family="text">
      <style:text-properties fo:font-style="normal" officeooo:rsid="0015c801" style:font-style-asian="normal" style:font-style-complex="normal"/>
    </style:style>
    <style:style style:name="T11" style:family="text">
      <style:text-properties officeooo:rsid="000d1732"/>
    </style:style>
    <style:style style:name="T12" style:family="text">
      <style:text-properties officeooo:rsid="000e82f2"/>
    </style:style>
    <style:style style:name="T13" style:family="text">
      <style:text-properties officeooo:rsid="000fbdb8"/>
    </style:style>
    <style:style style:name="T14" style:family="text">
      <style:text-properties officeooo:rsid="00100c6c"/>
    </style:style>
    <style:style style:name="T15" style:family="text">
      <style:text-properties officeooo:rsid="001158aa"/>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normal" officeooo:rsid="0012fab3" style:font-style-asian="normal" style:font-style-complex="normal"/>
    </style:style>
    <style:style style:name="T19" style:family="text">
      <style:text-properties fo:language="en" fo:country="US" fo:font-style="normal" officeooo:rsid="00172dbc" style:font-style-asian="normal" style:font-style-complex="normal"/>
    </style:style>
    <style:style style:name="T20" style:family="text">
      <style:text-properties fo:language="en" fo:country="US" fo:font-style="normal" officeooo:rsid="001c7f9c" style:font-style-asian="normal" style:font-style-complex="normal"/>
    </style:style>
    <style:style style:name="T21" style:family="text">
      <style:text-properties fo:language="en" fo:country="US" fo:font-style="normal" officeooo:rsid="001e4f9a" style:font-style-asian="normal" style:font-style-complex="normal"/>
    </style:style>
    <style:style style:name="T22" style:family="text">
      <style:text-properties fo:language="en" fo:country="US" fo:font-style="normal" officeooo:rsid="001b2721" style:font-style-asian="normal" style:font-style-complex="normal"/>
    </style:style>
    <style:style style:name="T23" style:family="text">
      <style:text-properties fo:language="en" fo:country="US" fo:font-style="normal" officeooo:rsid="001fff36" style:font-style-asian="normal" style:font-style-complex="normal"/>
    </style:style>
    <style:style style:name="T24" style:family="text">
      <style:text-properties fo:language="en" fo:country="US" fo:font-style="normal" officeooo:rsid="0021c200" style:font-style-asian="normal" style:font-style-complex="normal"/>
    </style:style>
    <style:style style:name="T25" style:family="text">
      <style:text-properties fo:language="en" fo:country="US" fo:font-style="normal" officeooo:rsid="0021d158" style:font-style-asian="normal" style:font-style-complex="normal"/>
    </style:style>
    <style:style style:name="T26" style:family="text">
      <style:text-properties fo:language="en" fo:country="US" fo:font-style="normal" officeooo:rsid="0022e51b" style:font-style-asian="normal" style:font-style-complex="normal"/>
    </style:style>
    <style:style style:name="T27" style:family="text">
      <style:text-properties fo:language="en" fo:country="US" fo:font-style="italic" style:font-style-asian="italic" style:font-style-complex="italic"/>
    </style:style>
    <style:style style:name="T28" style:family="text">
      <style:text-properties officeooo:rsid="00172d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xt Transformation <text:span text:style-name="T4">&amp; Learning</text:span></text:p>
      <text:p text:style-name="P2">by Sven Nilsen, 2017</text:p>
      <text:p text:style-name="P3"/>
      <text:p text:style-name="P16"><text:span text:style-name="T13">Difficulty: Expert knowledge of path semantics, including familiarity with asymmetric path notation. Some experience with theorem proving is recommended.</text:span></text:p>
      <text:p text:style-name="P3"/>
      <text:p text:style-name="P8"><text:span text:style-name="T2">Path generators can add information in a way that describes relationship between existing code as knowledge and new formal intentions of applying the knowledge.</text:span></text:p>
      <text:p text:style-name="P4"/>
      <text:p text:style-name="P6"><text:span text:style-name="T5">B</text:span>y using a dependently typed language like Idris <text:span text:style-name="T5">(</text:span><text:a xlink:type="simple" xlink:href="http://www.idris-lang.org/" text:style-name="Internet_20_link" text:visited-style-name="Visited_20_Internet_20_Link"><text:span text:style-name="T5">http://www.idris-lang.org</text:span></text:a><text:span text:style-name="T5">)</text:span>, one can <text:span text:style-name="T3">write detailed program specifications as code, then write the program, then prove that the program follows the specifications, even in a such way that the specifications and the proof can be erased afterwards. The specification is a partial knowledge about the inner workings of a program, but their </text:span><text:span text:style-name="T6">formal intention</text:span><text:span text:style-name="T7">s</text:span><text:span text:style-name="T3"> must be expressed as path relationships. </text:span></text:p>
      <text:p text:style-name="P6"/>
      <text:p text:style-name="P6"><text:span text:style-name="T5">Therefore, path semantics is a useful tool for directly expressing intentions of specifications. This is somewhat surprising, because path semantics expresses this in the language of functions. No new quantifiers are required!</text:span></text:p>
      <text:p text:style-name="P3"/>
      <text:p text:style-name="P3">A family of functions <text:span text:style-name="T1">`f(a)`</text:span> that vary by context `a` <text:span text:style-name="T1">and take `A` as argument can be transformed into a single function `h` that takes `B` as argument by encoding `a` into `B` with `g`.</text:span></text:p>
      <text:p text:style-name="P3"/>
      <text:p text:style-name="P3"><text:tab/>f(a): A → <text:span text:style-name="T11">C</text:span></text:p>
      <text:p text:style-name="P3"/>
      <text:p text:style-name="P3"><text:tab/>g(a): A → B</text:p>
      <text:p text:style-name="P3"/>
      <text:p text:style-name="P3"><text:tab/>h: B → <text:span text:style-name="T11">C</text:span></text:p>
      <text:p text:style-name="P3"/>
      <text:p text:style-name="P3"><text:tab/>f(a)[g(a) → id] &lt;=&gt; h</text:p>
      <text:p text:style-name="P3"/>
      <text:p text:style-name="P7"><text:span text:style-name="T11">For all higher order functions `f` of argument `a` there exists a higher order function `g` of argument `a` such that the path `f(a)[g(a) → id]` exists:</text:span></text:p>
      <text:p text:style-name="P3"/>
      <text:p text:style-name="P5"><text:tab/>∀ <text:span text:style-name="T2">f, a { ∃ g { </text:span>∃ f(a)[g(a) → id] <text:span text:style-name="T2">} }</text:span></text:p>
      <text:p text:style-name="P5"/>
      <text:p text:style-name="P10">Notice that `f(a)` returns a function, which means `a` is erased and forgotten. <text:span text:style-name="T12">The path generator</text:span> `g(a)` chang<text:span text:style-name="T12">es</text:span> the <text:span text:style-name="T14">data </text:span>representation of the “<text:span text:style-name="T14">new” </text:span>input <text:span text:style-name="T12">argument </text:span>such that `a` is taken into account. <text:span text:style-name="T12">It does not tell you how `a` was used by `f`, only that `a` is observed in some way. </text:span>There<text:span text:style-name="T12">fore,</text:span> <text:span text:style-name="T12">there </text:span>exist<text:span text:style-name="T12">s</text:span> a function <text:span text:style-name="T12">that recover the yet-to-be-known behavior of the whole program, because one can just apply the function `f` and get back the functionality.</text:span></text:p>
      <text:p text:style-name="P10"/>
      <text:p text:style-name="P11">While this is <text:span text:style-name="T14">always</text:span> true, the useful thing about this law is when we do not know `f`, but only observe outputs of it by describing our partial knowledge as independent functions. If `f` exists, <text:span text:style-name="T14">informally thought of as the “intentions of specifications”,</text:span> then there exist<text:span text:style-name="T14">s</text:span> some <text:span text:style-name="T14">data structure that can be used to encode this intention formally as programming code.</text:span></text:p>
      <text:p text:style-name="P5"/>
      <text:p text:style-name="P10">In natural English this can be expressed as:</text:p>
      <text:p text:style-name="P10"/>
      <text:p text:style-name="P9">When you learn something, but do not know how to use <text:span text:style-name="T28">it</text:span>, you can <text:span text:style-name="T28">learn</text:span> how <text:span text:style-name="T28">later</text:span>.</text:p>
      <text:p text:style-name="P12"/>
      <text:h text:style-name="Heading_20_3" text:outline-level="3"><text:soft-page-break/>Example: Common sense <text:span text:style-name="T15">for</text:span> machine learning <text:span text:style-name="T15">applications</text:span></text:h>
      <text:p text:style-name="P13"><text:span text:style-name="T8"/></text:p>
      <text:p text:style-name="P13"><text:span text:style-name="T8">Alice writes a common sense </text:span><text:span text:style-name="T9">library describing</text:span><text:span text:style-name="T8"> activities performed </text:span><text:span text:style-name="T9">under various seasons and whether the activity performed is inside or outside a building. </text:span><text:span text:style-name="T10">She uses Idris for this task. Here are the data declarations:</text:span></text:p>
      <text:p text:style-name="P13"><text:span text:style-name="T10"/></text:p>
      <text:p text:style-name="P14"><text:span text:style-name="T10"><text:tab/>data Inout = Inside | Outside</text:span></text:p>
      <text:p text:style-name="P15"><text:span text:style-name="T8"><text:tab/>data Season = Spring | Summer | Autumn | Winter</text:span></text:p>
      <text:p text:style-name="P15"><text:span text:style-name="T8"><text:tab/>data Activity = Hockey | Swimming</text:span></text:p>
      <text:p text:style-name="P15"><text:span text:style-name="T8"><text:tab/>data Context = MkContext Inout Season</text:span></text:p>
      <text:p text:style-name="P17"><text:span text:style-name="T18"/></text:p>
      <text:p text:style-name="P18"><text:span text:style-name="T18">N</text:span><text:span text:style-name="T17">ext she defines a function `f` </text:span><text:span text:style-name="T19">where she does a detailed case-by-case specification:</text:span></text:p>
      <text:p text:style-name="P18"><text:span text:style-name="T19"/></text:p>
      <text:p text:style-name="P19"><text:span text:style-name="T19"><text:tab/>f : Inout -&gt; Season -&gt; Activity -&gt; Bool</text:span></text:p>
      <text:p text:style-name="P20"><text:span text:style-name="T17"><text:tab/>f Inside Spring Hockey = True</text:span></text:p>
      <text:p text:style-name="P20"><text:span text:style-name="T17"><text:tab/>f Inside Spring Swimming = True</text:span></text:p>
      <text:p text:style-name="P20"><text:span text:style-name="T17"><text:tab/>f Inside Summer Hockey = False</text:span></text:p>
      <text:p text:style-name="P20"><text:span text:style-name="T17"><text:tab/>f Inside Summer Swimming = True</text:span></text:p>
      <text:p text:style-name="P20"><text:span text:style-name="T17"><text:tab/>f Inside Autumn Hockey = True</text:span></text:p>
      <text:p text:style-name="P20"><text:span text:style-name="T17"><text:tab/>f Inside Autumn Swimming = True</text:span></text:p>
      <text:p text:style-name="P20"><text:span text:style-name="T17"><text:tab/>f Inside Winter Hockey = True</text:span></text:p>
      <text:p text:style-name="P20"><text:span text:style-name="T17"><text:tab/>f Inside Winter Swimming = True</text:span></text:p>
      <text:p text:style-name="P20"><text:span text:style-name="T17"><text:tab/>f Outside Spring Hockey = False</text:span></text:p>
      <text:p text:style-name="P20"><text:span text:style-name="T17"><text:tab/>f Outside Spring Swimming = False</text:span></text:p>
      <text:p text:style-name="P20"><text:span text:style-name="T17"><text:tab/>f Outside Summer Hockey = False</text:span></text:p>
      <text:p text:style-name="P20"><text:span text:style-name="T17"><text:tab/>f Outside Summer Swimming = True</text:span></text:p>
      <text:p text:style-name="P20"><text:span text:style-name="T17"><text:tab/>f Outside Autumn Hockey = False</text:span></text:p>
      <text:p text:style-name="P20"><text:span text:style-name="T17"><text:tab/>f Outside Autumn Swimming = True</text:span></text:p>
      <text:p text:style-name="P20"><text:span text:style-name="T17"><text:tab/>f Outside Winter Hockey = True</text:span></text:p>
      <text:p text:style-name="P20"><text:span text:style-name="T17"><text:tab/>f Outside Winter Swimming = False</text:span></text:p>
      <text:p text:style-name="P20"><text:span text:style-name="T17"/></text:p>
      <text:p text:style-name="P21"><text:span text:style-name="T17">She defines a path generator for `f` that takes the first two arguments and combines them into a type `Context` that will be used to interpret when an activity is performed, instead of having one argument for each variable:</text:span></text:p>
      <text:p text:style-name="P21"><text:span text:style-name="T17"/></text:p>
      <text:p text:style-name="P21"><text:span text:style-name="T17"><text:tab/>g : Inout -&gt; Season -&gt; Context</text:span></text:p>
      <text:p text:style-name="P21"><text:span text:style-name="T17"><text:tab/>g a b = MkContext a b</text:span></text:p>
      <text:p text:style-name="P21"><text:span text:style-name="T17"/></text:p>
      <text:p text:style-name="P23"><text:span text:style-name="T17">Alice thinks that `f` can be made shorter, and defines a new function `h` that uses `Context`:</text:span></text:p>
      <text:p text:style-name="P23"><text:span text:style-name="T17"/></text:p>
      <text:p text:style-name="P23"><text:span text:style-name="T17"><text:tab/>h : Context -&gt; Activity -&gt; Bool</text:span></text:p>
      <text:p text:style-name="P23"><text:span text:style-name="T17"><text:tab/>h (MkContext Inside _) Swimming = True</text:span></text:p>
      <text:p text:style-name="P23"><text:span text:style-name="T17"><text:tab/>h (MkContext Outside season) Swimming = case season of</text:span></text:p>
      <text:p text:style-name="P23"><text:span text:style-name="T17"><text:tab/> <text:s text:c="3"/>Spring =&gt; False</text:span></text:p>
      <text:p text:style-name="P23"><text:span text:style-name="T17"><text:tab/> <text:s text:c="3"/>Summer =&gt; True</text:span></text:p>
      <text:p text:style-name="P23"><text:span text:style-name="T17"><text:tab/> <text:s text:c="3"/>Autumn =&gt; True</text:span></text:p>
      <text:p text:style-name="P23"><text:span text:style-name="T17"><text:tab/> <text:s text:c="3"/>Winter =&gt; False</text:span></text:p>
      <text:p text:style-name="P23"><text:span text:style-name="T17"><text:tab/>h (MkContext Inside season) Hockey = case season of</text:span></text:p>
      <text:p text:style-name="P23"><text:span text:style-name="T17"><text:tab/> <text:s text:c="3"/>Summer =&gt; False</text:span></text:p>
      <text:p text:style-name="P23"><text:span text:style-name="T17"><text:tab/> <text:s text:c="3"/>_ =&gt; True</text:span></text:p>
      <text:p text:style-name="P23"><text:span text:style-name="T17"><text:tab/>h (MkContext Outside Winter) Hockey = True</text:span></text:p>
      <text:p text:style-name="P23"><text:span text:style-name="T17"><text:tab/>h (MkContext Outside _) Hockey = False</text:span></text:p>
      <text:p text:style-name="P23"><text:soft-page-break/><text:span text:style-name="T17"/></text:p>
      <text:p text:style-name="P23"><text:span text:style-name="T17">All of a sudden she wonders whether she got `h` right. Did she made any mistake?</text:span></text:p>
      <text:p text:style-name="P23"><text:span text:style-name="T17"/></text:p>
      <text:p text:style-name="P23"><text:span text:style-name="T17">Notice the difference in the function signatures:</text:span></text:p>
      <text:p text:style-name="P23"><text:span text:style-name="T17"/></text:p>
      <text:p text:style-name="P23"><text:span text:style-name="T17"><text:tab/></text:span><text:span text:style-name="T19">f : Inout -&gt; Season -&gt; Activity -&gt; Bool</text:span></text:p>
      <text:p text:style-name="P23"><text:span text:style-name="T19"><text:tab/></text:span><text:span text:style-name="T17">h : Context -&gt; Activity -&gt; Bool</text:span></text:p>
      <text:p text:style-name="P23"><text:span text:style-name="T17"/></text:p>
      <text:p text:style-name="P23"><text:span text:style-name="T17">One can think of `f` as a higher order function, returning case-by-case functions:</text:span></text:p>
      <text:p text:style-name="P23"><text:span text:style-name="T17"/></text:p>
      <text:p text:style-name="P23"><text:span text:style-name="T17"><text:tab/></text:span><text:span text:style-name="T19">f : </text:span><text:span text:style-name="T17">(</text:span><text:span text:style-name="T19">Inout, Season</text:span><text:span text:style-name="T17">)</text:span><text:span text:style-name="T19"> -&gt; </text:span><text:span text:style-name="T17">(</text:span><text:span text:style-name="T19">Activity -&gt; Bool</text:span><text:span text:style-name="T17">)</text:span></text:p>
      <text:p text:style-name="P23"><text:span text:style-name="T17"/></text:p>
      <text:p text:style-name="P26"><text:span text:style-name="T23">Alice</text:span><text:span text:style-name="T17"> could create another function `f` that used `Context` instead of two arguments:</text:span></text:p>
      <text:p text:style-name="P26"><text:span text:style-name="T17"/></text:p>
      <text:p text:style-name="P26"><text:span text:style-name="T17"><text:tab/>f</text:span><text:span text:style-name="T22"> : Context → </text:span><text:span text:style-name="T23">(</text:span><text:span text:style-name="T22">Activity → Bool</text:span><text:span text:style-name="T23">)</text:span></text:p>
      <text:p text:style-name="P23"><text:span text:style-name="T17"/></text:p>
      <text:p text:style-name="P23"><text:span text:style-name="T17"><text:tab/>f0 Hockey = True</text:span></text:p>
      <text:p text:style-name="P23"><text:span text:style-name="T17"><text:tab/>f</text:span><text:span text:style-name="T20">1</text:span><text:span text:style-name="T17"> Swimming = True</text:span></text:p>
      <text:p text:style-name="P23"><text:span text:style-name="T17"><text:tab/>f</text:span><text:span text:style-name="T20">2</text:span><text:span text:style-name="T17"> Hockey = False</text:span></text:p>
      <text:p text:style-name="P23"><text:span text:style-name="T17"><text:tab/>f</text:span><text:span text:style-name="T20">3</text:span><text:span text:style-name="T17"> Swimming = True</text:span></text:p>
      <text:p text:style-name="P23"><text:span text:style-name="T17"><text:tab/>f</text:span><text:span text:style-name="T20">4</text:span><text:span text:style-name="T17"> Hockey = True</text:span></text:p>
      <text:p text:style-name="P23"><text:span text:style-name="T17"><text:tab/>f</text:span><text:span text:style-name="T20">5</text:span><text:span text:style-name="T17"> Swimming = True</text:span></text:p>
      <text:p text:style-name="P23"><text:span text:style-name="T17"><text:tab/>f</text:span><text:span text:style-name="T20">6</text:span><text:span text:style-name="T17"> Hockey = True</text:span></text:p>
      <text:p text:style-name="P23"><text:span text:style-name="T17"><text:tab/>f</text:span><text:span text:style-name="T20">7</text:span><text:span text:style-name="T17"> Swimming = True</text:span></text:p>
      <text:p text:style-name="P23"><text:span text:style-name="T17"><text:tab/>f</text:span><text:span text:style-name="T20">8</text:span><text:span text:style-name="T17"> Hockey = False</text:span></text:p>
      <text:p text:style-name="P23"><text:span text:style-name="T17"><text:tab/>f</text:span><text:span text:style-name="T20">9</text:span><text:span text:style-name="T17"> Swimming = False</text:span></text:p>
      <text:p text:style-name="P23"><text:span text:style-name="T17"><text:tab/>f</text:span><text:span text:style-name="T20">10</text:span><text:span text:style-name="T17"> Hockey = False</text:span></text:p>
      <text:p text:style-name="P23"><text:span text:style-name="T17"><text:tab/>f</text:span><text:span text:style-name="T20">11</text:span><text:span text:style-name="T17"> Swimming = True</text:span></text:p>
      <text:p text:style-name="P23"><text:span text:style-name="T17"><text:tab/>f</text:span><text:span text:style-name="T20">12</text:span><text:span text:style-name="T17"> Hockey = False</text:span></text:p>
      <text:p text:style-name="P23"><text:span text:style-name="T17"><text:tab/>f</text:span><text:span text:style-name="T20">13</text:span><text:span text:style-name="T17"> Swimming = True</text:span></text:p>
      <text:p text:style-name="P23"><text:span text:style-name="T17"><text:tab/>f</text:span><text:span text:style-name="T20">14</text:span><text:span text:style-name="T17"> Hockey = True</text:span></text:p>
      <text:p text:style-name="P23"><text:span text:style-name="T17"><text:tab/>f</text:span><text:span text:style-name="T20">15</text:span><text:span text:style-name="T17"> Swimming = False</text:span></text:p>
      <text:p text:style-name="P24"><text:span text:style-name="T21"/></text:p>
      <text:p text:style-name="P25"><text:span text:style-name="T17">The path inferred by Alice is the following </text:span><text:span text:style-name="T24">(using cross argument asymmetric path notation)</text:span><text:span text:style-name="T17">:</text:span></text:p>
      <text:p text:style-name="P25"><text:span text:style-name="T17"/></text:p>
      <text:p text:style-name="P25"><text:span text:style-name="T17"><text:tab/>f[g ⨯ id → id] &lt;=&gt; h</text:span></text:p>
      <text:p text:style-name="P25"><text:span text:style-name="T22"/></text:p>
      <text:p text:style-name="P27"><text:span text:style-name="T17">However, she might as well interpret the path of `f` as a family of paths over `f(c)`, </text:span><text:span text:style-name="T24">assuming both `f` and `g` takes `Context` as first argument</text:span><text:span text:style-name="T17">:</text:span></text:p>
      <text:p text:style-name="P25"><text:span text:style-name="T22"/></text:p>
      <text:p text:style-name="P26"><text:span text:style-name="T22"><text:tab/></text:span><text:span text:style-name="T17">f</text:span><text:span text:style-name="T23">(c)</text:span><text:span text:style-name="T17">[g</text:span><text:span text:style-name="T23">(c)</text:span><text:span text:style-name="T17"> ⨯ id → id] &lt;=&gt; h</text:span></text:p>
      <text:p text:style-name="P26"><text:span text:style-name="T17"/></text:p>
      <text:p text:style-name="P28"><text:span text:style-name="T17">This shows that function currying automatically satisfies the natural relationship between context and knowledge modelling.</text:span></text:p>
      <text:p text:style-name="P33"><text:span text:style-name="T17">Alice is lucky, because in Idris she can prove the logical equivalence between `f` and `h`:</text:span></text:p>
      <text:p text:style-name="P28"><text:span text:style-name="T17"/></text:p>
      <text:p text:style-name="P28"><text:span text:style-name="T17"><text:tab/>prove_f : (inout : Inout) -&gt;</text:span></text:p>
      <text:p text:style-name="P28"><text:span text:style-name="T17"><text:tab/><text:tab/> <text:s text:c="3"/>(season : Season) -&gt;</text:span></text:p>
      <text:p text:style-name="P28"><text:span text:style-name="T17"><text:tab/> <text:s text:c="15"/>(activity : Activity) -&gt;</text:span></text:p>
      <text:p text:style-name="P28"><text:span text:style-name="T17"><text:tab/> <text:s text:c="15"/>(f inout season activity = h (g inout season) activity)</text:span></text:p>
      <text:p text:style-name="P28"><text:span text:style-name="T17"><text:tab/>prove_f Inside Spring Hockey = Refl</text:span></text:p>
      <text:p text:style-name="P28"><text:span text:style-name="T17"><text:tab/>prove_f Inside Spring Swimming = Refl</text:span></text:p>
      <text:p text:style-name="P28"><text:span text:style-name="T17"><text:tab/>prove_f Inside Summer Hockey = Refl</text:span></text:p>
      <text:p text:style-name="P28"><text:span text:style-name="T17"><text:tab/>prove_f Inside Summer Swimming = Refl</text:span></text:p>
      <text:p text:style-name="P28"><text:span text:style-name="T17"><text:tab/>prove_f Inside Autumn Hockey = Refl</text:span></text:p>
      <text:p text:style-name="P28"><text:span text:style-name="T17"><text:tab/>prove_f Inside Autumn Swimming = Refl</text:span></text:p>
      <text:p text:style-name="P28"><text:span text:style-name="T17"><text:tab/>prove_f Inside Winter Hockey = Refl</text:span></text:p>
      <text:p text:style-name="P28"><text:span text:style-name="T17"><text:tab/>prove_f Inside Winter Swimming = Refl</text:span></text:p>
      <text:p text:style-name="P28"><text:span text:style-name="T17"><text:tab/>prove_f Outside Spring Hockey = Refl</text:span></text:p>
      <text:p text:style-name="P28"><text:span text:style-name="T17"><text:tab/>prove_f Outside Spring Swimming = Refl</text:span></text:p>
      <text:p text:style-name="P28"><text:span text:style-name="T17"><text:tab/>prove_f Outside Summer Hockey = Refl</text:span></text:p>
      <text:p text:style-name="P28"><text:span text:style-name="T17"><text:tab/>prove_f Outside Summer Swimming = Refl</text:span></text:p>
      <text:p text:style-name="P28"><text:span text:style-name="T17"><text:tab/>prove_f Outside Autumn Hockey = Refl</text:span></text:p>
      <text:p text:style-name="P28"><text:span text:style-name="T17"><text:tab/>prove_f Outside Autumn Swimming = Refl</text:span></text:p>
      <text:p text:style-name="P28"><text:span text:style-name="T17"><text:tab/>prove_f Outside Winter Hockey = Refl</text:span></text:p>
      <text:p text:style-name="P28"><text:span text:style-name="T17"><text:tab/>prove_f Outside Winter Swimming = Refl</text:span></text:p>
      <text:p text:style-name="P28"><text:span text:style-name="T17"/></text:p>
      <text:p text:style-name="P28"><text:span text:style-name="T17">However, when applying machine learning in the real world, she might not get this lucky. The number of variables could get too big to prove, or she might end up with a much larger `Context`:</text:span></text:p>
      <text:p text:style-name="P28"><text:span text:style-name="T17"/></text:p>
      <text:p text:style-name="P22"><text:span text:style-name="T17"><text:tab/>g : Inout -&gt; Season -&gt; Context</text:span></text:p>
      <text:p text:style-name="P22"><text:span text:style-name="T17"><text:tab/>g a b = MkContext a b </text:span><text:span text:style-name="T24">Rain AskingQuestion CarDrivesBy NearSchool </text:span><text:span text:style-name="T25">HasElectricity </text:span><text:span text:style-name="T24">…</text:span></text:p>
      <text:p text:style-name="P22"><text:span text:style-name="T24"/></text:p>
      <text:p text:style-name="P29"><text:span text:style-name="T24">H</text:span><text:span text:style-name="T17">ow is it possible to learn that the variables of type `Inout`, and `Season` are more relevant than others? The function `h` might be wrong, or it could be other variables that really should be used instead.</text:span></text:p>
      <text:p text:style-name="P29"><text:span text:style-name="T17"/></text:p>
      <text:p text:style-name="P30"><text:span text:style-name="T17">The answer is, that in functional modelling, you need to separate “intentional use” from “realistic modelling”. A function is often too simple to reflect the complexity of the world. What it does, is </text:span><text:span text:style-name="T27">encoding the intention of observations from experience</text:span><text:span text:style-name="T17">. The function `h` means relative to `f` exactly what it means according to path semantics, nothing more, nothing less. </text:span><text:span text:style-name="T26">It says a lot more than normal programming code, sure, but it does not say as much compared to real world complexity.</text:span></text:p>
      <text:p text:style-name="P30"><text:span text:style-name="T17"/></text:p>
      <text:p text:style-name="P31"><text:span text:style-name="T16">Learning of context never stops, but you can always learn it later.</text:span></text:p>
      <text:p text:style-name="P30"><text:span text:style-name="T17"/></text:p>
      <text:p text:style-name="P30"><text:span text:style-name="T17">In Alice’s case she has proven that she could transform 2 variables and still have a consistent view of what these functions do, but she could also repeated the process multiple times and ended up with a more complex </text:span><text:span text:style-name="T26">`C</text:span><text:span text:style-name="T17">ontext</text:span><text:span text:style-name="T26">` type</text:span><text:span text:style-name="T17">. </text:span><text:span text:style-name="T26">Yet, what would be the point of repeating this process? What goal would she achieve? She can do it later anyway!</text:span></text:p>
      <text:p text:style-name="P30"><text:span text:style-name="T26"/></text:p>
      <text:p text:style-name="P32"><text:span text:style-name="T26">T</text:span><text:span text:style-name="T17">he nice thing about functional modelling is that it can be used in a narrow context, without dragging the whole world inside. This is safe as long as the context does not change too much. In the field of path semantics there is no goal of modelling the complexity of the world, but to create algorithms that can find paths of functions. It is a much narrower goal than full common sense model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24:47.219179000</meta:creation-date>
    <dc:date>2017-04-07T23:42:17.200336000</dc:date>
    <meta:editing-duration>PT8M45S</meta:editing-duration>
    <meta:editing-cycles>2</meta:editing-cycles>
    <meta:generator>LibreOffice/5.1.2.2$MacOSX_X86_64 LibreOffice_project/d3bf12ecb743fc0d20e0be0c58ca359301eb705f</meta:generator>
    <meta:document-statistic meta:table-count="0" meta:image-count="0" meta:object-count="0" meta:page-count="4" meta:paragraph-count="115" meta:word-count="1398" meta:character-count="8042" meta:non-whitespace-character-count="6613"/>
  </office:meta>
</office:document-meta>
</file>